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4f7" officeooo:paragraph-rsid="000c54f7"/>
    </style:style>
    <style:style style:name="P2" style:family="paragraph" style:parent-style-name="Standard">
      <style:text-properties officeooo:rsid="000c54f7" officeooo:paragraph-rsid="000ddec9"/>
    </style:style>
    <style:style style:name="P3" style:family="paragraph" style:parent-style-name="Standard">
      <style:text-properties fo:font-size="12pt" fo:font-weight="normal" officeooo:rsid="000c54f7" officeooo:paragraph-rsid="000c54f7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0c5dbf" officeooo:paragraph-rsid="000c5dbf"/>
    </style:style>
    <style:style style:name="P5" style:family="paragraph" style:parent-style-name="Standard">
      <style:text-properties fo:font-weight="normal" officeooo:rsid="000c5dbf" officeooo:paragraph-rsid="000c5dbf" style:font-weight-asian="normal" style:font-weight-complex="normal"/>
    </style:style>
    <style:style style:name="P6" style:family="paragraph" style:parent-style-name="Standard">
      <style:text-properties fo:font-weight="normal" officeooo:rsid="000ddec9" officeooo:paragraph-rsid="000ddec9" style:font-weight-asian="normal" style:font-weight-complex="normal"/>
    </style:style>
    <style:style style:name="P7" style:family="paragraph" style:parent-style-name="Standard">
      <style:text-properties fo:font-weight="normal" officeooo:rsid="000e6780" officeooo:paragraph-rsid="000e6780" style:font-weight-asian="normal" style:font-weight-complex="normal"/>
    </style:style>
    <style:style style:name="P8" style:family="paragraph" style:parent-style-name="Standard">
      <style:text-properties fo:font-weight="normal" officeooo:rsid="000f17a7" officeooo:paragraph-rsid="000f17a7" style:font-weight-asian="normal" style:font-weight-complex="normal"/>
    </style:style>
    <style:style style:name="P9" style:family="paragraph" style:parent-style-name="Standard">
      <style:text-properties officeooo:rsid="000ddec9" officeooo:paragraph-rsid="000dde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780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0de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<text:span text:style-name="T3"/></text:p>
      <text:p text:style-name="P2"><text:span text:style-name="T3">Statically Type Language</text:span></text:p>
      <text:p text:style-name="P1"><text:span text:style-name="T3"/></text:p>
      <text:p text:style-name="P3">Statically Typed means the data type of a variable is known at the compile time. That means programmer has to specify the data type of a variable at the time of its declaration.</text:p>
      <text:p text:style-name="Standard"/>
      <text:p text:style-name="P4"><text:span text:style-name="T1">Dynamically typed Language</text:span></text:p>
      <text:p text:style-name="P4"><text:span text:style-name="T1"/></text:p>
      <text:p text:style-name="P5">Dynamically type data means interpreter assign data type the data type to a variable at runtime. There are no any per-defined data types. Types are checking at rum-time.</text:p>
      <text:p text:style-name="P5"/>
      <text:p text:style-name="P6">Java belong to statically and Dynamic type both.</text:p>
      <text:p text:style-name="P4"><text:span text:style-name="T1"/></text:p>
      <text:p text:style-name="P9"><text:span text:style-name="T1">Strongly Typed Language</text:span></text:p>
      <text:p text:style-name="P9"><text:span text:style-name="T1"/></text:p>
      <text:p text:style-name="P6">Types are Checking Strictly. It<text:span text:style-name="T4"> is necessary to specify the data type of <text:s/>a variable.</text:span></text:p>
      <text:p text:style-name="P8">Java belongs to the Strongly typed language.</text:p>
      <text:p text:style-name="P6"/>
      <text:p text:style-name="P9"><text:span text:style-name="T1"/></text:p>
      <text:p text:style-name="P9"><text:span text:style-name="T1">Loosely Typed Language</text:span></text:p>
      <text:p text:style-name="P9"><text:span text:style-name="T2"/></text:p>
      <text:p text:style-name="P7">Data types are not checking Strictly. Loosely typed data types are not strongly bound with data types.</text:p>
      <text:p text:style-name="P9"><text:span text:style-name="T1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dc:date>2023-07-30T23:29:46.105999081</dc:date>
    <meta:editing-duration>PT9M51S</meta:editing-duration>
    <meta:editing-cycles>3</meta:editing-cycles>
    <meta:document-statistic meta:table-count="0" meta:image-count="0" meta:object-count="0" meta:page-count="1" meta:paragraph-count="11" meta:word-count="121" meta:character-count="722" meta:non-whitespace-character-count="611"/>
  </office:meta>
</office:document-meta>
</file>